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objectwithoutfill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6" style:family="graphic" style:parent-style-name="objectwithoutfill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7" style:family="graphic" style:parent-style-name="objectwithoutfill">
      <style:graphic-properties draw:marker-start="Arrow" draw:marker-start-width="0.3cm" draw:marker-end="Circle" draw:marker-end-width="0.3cm" draw:textarea-vertical-align="middle"/>
    </style:style>
    <style:style style:name="gr8" style:family="graphic" style:parent-style-name="objectwithoutfill">
      <style:graphic-properties draw:stroke="none" svg:stroke-color="#000000" draw:fill="none" draw:fill-color="#ffffff" fo:min-height="3.556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8cm" svg:y1="0.424cm" svg:x2="16.8cm" svg:y2="10.024cm">
          <text:p/>
        </draw:line>
        <draw:line draw:style-name="gr1" draw:text-style-name="P1" draw:layer="layout" svg:x1="0.8cm" svg:y1="0.438cm" svg:x2="0.8cm" svg:y2="10.038cm">
          <text:p/>
        </draw:line>
        <draw:frame draw:style-name="gr2" draw:text-style-name="P2" draw:layer="layout" svg:width="0.76cm" svg:height="1.114cm" svg:x="0.4cm" svg:y="10.038cm">
          <draw:text-box>
            <text:p>t<text:span text:style-name="T1">i</text:span></text:p>
          </draw:text-box>
        </draw:frame>
        <draw:frame draw:style-name="gr2" draw:text-style-name="P2" draw:layer="layout" svg:width="1.18cm" svg:height="1.114cm" svg:x="16.4cm" svg:y="10.024cm">
          <draw:text-box>
            <text:p>t<text:span text:style-name="T1">i+1</text:span></text:p>
          </draw:text-box>
        </draw:frame>
        <draw:line draw:style-name="gr3" draw:text-style-name="P3" draw:layer="layout" svg:x1="0.8cm" svg:y1="1.638cm" svg:x2="16.8cm" svg:y2="1.638cm">
          <text:p/>
        </draw:line>
        <draw:frame draw:style-name="gr2" draw:text-style-name="P2" draw:layer="layout" svg:width="6.09cm" svg:height="0.962cm" svg:x="5.059cm" svg:y="1.638cm">
          <draw:text-box>
            <text:p><text:span text:style-name="T2">Δ</text:span><text:span text:style-name="T3">=clock tick interval</text:span></text:p>
          </draw:text-box>
        </draw:frame>
        <draw:line draw:style-name="gr3" draw:text-style-name="P3" draw:layer="layout" svg:x1="0.8cm" svg:y1="6.838cm" svg:x2="5.2cm" svg:y2="6.838cm">
          <text:p/>
        </draw:line>
        <draw:line draw:style-name="gr4" draw:text-style-name="P1" draw:layer="layout" svg:x1="5.2cm" svg:y1="2.838cm" svg:x2="5.2cm" svg:y2="8.838cm">
          <text:p/>
        </draw:line>
        <draw:frame draw:style-name="gr5" draw:text-style-name="P2" draw:layer="layout" svg:width="5.2cm" svg:height="3.095cm" svg:x="3.6cm" svg:y="8.938cm">
          <draw:text-box>
            <text:p><text:span text:style-name="T2">25% of Δ</text:span></text:p>
            <text:p><text:span text:style-name="T2">uses monotonic clock</text:span></text:p>
          </draw:text-box>
        </draw:frame>
        <draw:frame draw:style-name="gr6" draw:text-style-name="P2" draw:layer="layout" svg:width="3.076cm" svg:height="0.962cm" svg:x="1.6cm" svg:y="6.876cm">
          <draw:text-box>
            <text:p><text:span text:style-name="T2">prepare</text:span></text:p>
          </draw:text-box>
        </draw:frame>
        <draw:line draw:style-name="gr3" draw:text-style-name="P3" draw:layer="layout" svg:x1="14cm" svg:y1="7.638cm" svg:x2="17.7cm" svg:y2="7.638cm">
          <text:p/>
        </draw:line>
        <draw:line draw:style-name="gr3" draw:text-style-name="P3" draw:layer="layout" svg:x1="15.6cm" svg:y1="5.238cm" svg:x2="19.3cm" svg:y2="5.238cm">
          <text:p/>
        </draw:line>
        <draw:line draw:style-name="gr3" draw:text-style-name="P3" draw:layer="layout" svg:x1="14.7cm" svg:y1="6.438cm" svg:x2="18.4cm" svg:y2="6.438cm">
          <text:p/>
        </draw:line>
        <draw:line draw:style-name="gr3" draw:text-style-name="P3" draw:layer="layout" svg:x1="11.5cm" svg:y1="10.038cm" svg:x2="15.2cm" svg:y2="10.038cm">
          <text:p/>
        </draw:line>
        <draw:line draw:style-name="gr3" draw:text-style-name="P3" draw:layer="layout" svg:x1="16cm" svg:y1="4.038cm" svg:x2="19.7cm" svg:y2="4.038cm">
          <text:p/>
        </draw:line>
        <draw:line draw:style-name="gr3" draw:text-style-name="P3" draw:layer="layout" svg:x1="14.3cm" svg:y1="8.838cm" svg:x2="18cm" svg:y2="8.838cm">
          <text:p/>
        </draw:line>
        <draw:line draw:style-name="gr3" draw:text-style-name="P3" draw:layer="layout" svg:x1="20cm" svg:y1="2.838cm" svg:x2="23.7cm" svg:y2="2.838cm">
          <text:p/>
        </draw:line>
        <draw:frame draw:style-name="gr2" draw:text-style-name="P2" draw:layer="layout" svg:width="2.191cm" svg:height="0.962cm" svg:x="20.7cm" svg:y="2.838cm">
          <draw:text-box>
            <text:p>action</text:p>
          </draw:text-box>
        </draw:frame>
        <draw:line draw:style-name="gr7" draw:text-style-name="P3" draw:layer="layout" svg:x1="20cm" svg:y1="2.838cm" svg:x2="5.1cm" svg:y2="2.838cm">
          <text:p/>
        </draw:line>
        <draw:frame draw:style-name="gr8" draw:text-style-name="P2" draw:layer="layout" svg:width="8.2cm" svg:height="3.806cm" svg:x="6.8cm" svg:y="2.832cm">
          <draw:text-box>
            <text:p>busy wait before action</text:p>
            <text:p>controlled by adaptive bisection algorithm</text:p>
          </draw:text-box>
        </draw:frame>
        <draw:frame draw:style-name="gr2" draw:text-style-name="P2" draw:layer="layout" svg:width="2.826cm" svg:height="0.962cm" svg:x="7.674cm" svg:y="11.638cm">
          <draw:text-box>
            <text:p>interrupt</text:p>
          </draw:text-box>
        </draw:frame>
        <draw:line draw:style-name="gr1" draw:text-style-name="P1" draw:layer="layout" svg:x1="10.4cm" svg:y1="12.038cm" svg:x2="16.2cm" svg:y2="10.838cm">
          <text:p/>
        </draw:line>
        <draw:line draw:style-name="gr1" draw:text-style-name="P1" draw:layer="layout" svg:x1="7.6cm" svg:y1="12.038cm" svg:x2="1.1cm" svg:y2="10.93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svg:stroke-width="0.1cm" svg:stroke-color="#000000" draw:marker-start-width="0.35cm" draw:marker-end-width="0.35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4.5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7-21T15:49:08.011843552</meta:creation-date>
    <dc:date>2020-07-21T16:31:49.804334974</dc:date>
    <meta:editing-duration>PT11M21S</meta:editing-duration>
    <meta:editing-cycles>2</meta:editing-cycles>
    <meta:generator>LibreOffice/6.4.4.2$Linux_X86_64 LibreOffice_project/40$Build-2</meta:generator>
    <meta:document-statistic meta:object-count="23"/>
  </office:meta>
</office:document-meta>
</file>